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 style:data-style-name="N110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 style:data-style-name="N2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 style:data-style-name="N110"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super 58%"/>
    </style:style>
  </office:automatic-styles>
  <office:body>
    <office:spreadsheet>
      <table:table table:name="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5"/>
          <table:table-cell>
            <draw:frame table:end-cell-address="'1'.M16" table:end-x="0.404cm" table:end-y="0.557cm" draw:z-index="1" draw:style-name="gr1" draw:text-style-name="P1" svg:width="15.999cm" svg:height="8.999cm" svg:x="0.212cm" svg:y="0.23cm">
              <draw:object draw:notify-on-update-of-ranges="'1'.C12:'1'.C12 '1'.D12:'1'.F12 '1'.C13:'1'.C13 '1'.D13:'1'.F13 '1'.C14:'1'.C14 '1'.D14:'1'.F14 '1'.C15:'1'.C15 '1'.D15:'1'.F1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string">
            <text:p>原子番号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style-name="ce2" office:value-type="string">
            <text:p>原子</text:p>
          </table:table-cell>
          <table:table-cell table:style-name="ce2" office:value-type="string">
            <text:p>I1</text:p>
          </table:table-cell>
          <table:table-cell table:style-name="ce2" office:value-type="string">
            <text:p>I2</text:p>
          </table:table-cell>
          <table:table-cell office:value-type="string">
            <text:p>I3</text:p>
          </table:table-cell>
          <table:table-cell/>
          <table:table-cell>
            <draw:frame table:end-cell-address="'1'.O18" table:end-x="1.827cm" table:end-y="0.427cm" draw:z-index="0" draw:style-name="gr1" draw:text-style-name="P1" svg:width="15.999cm" svg:height="8.999cm" svg:x="1.635cm" svg:y="0.1cm">
              <draw:object draw:notify-on-update-of-ranges="'1'.C3:'1'.C3 '1'.D3:'1'.F3 '1'.C4:'1'.C4 '1'.D4:'1'.F4 '1'.C5:'1'.C5 '1'.D5:'1'.F5 '1'.C6:'1'.C6 '1'.D6:'1'.F6 '1'.C7:'1'.C7 '1'.D7:'1'.F7 '1'.C8:'1'.C8 '1'.D8:'1'.F8 '1'.C9:'1'.C9 '1'.D9:'1'.F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s1</text:p>
          </table:table-cell>
          <table:table-cell table:style-name="ce2" office:value-type="string">
            <text:p>H</text:p>
          </table:table-cell>
          <table:table-cell table:style-name="ce3" office:value-type="float" office:value="13.6">
            <text:p>13.6</text:p>
          </table:table-cell>
          <table:table-cell table:style-name="ce3"/>
          <table:table-cell table:style-name="ce5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s2</text:p>
          </table:table-cell>
          <table:table-cell table:style-name="ce2" office:value-type="string">
            <text:p>He</text:p>
          </table:table-cell>
          <table:table-cell table:style-name="ce3" office:value-type="float" office:value="24.6">
            <text:p>24.6</text:p>
          </table:table-cell>
          <table:table-cell table:style-name="ce3" office:value-type="float" office:value="54.4">
            <text:p>54.4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s1</text:p>
          </table:table-cell>
          <table:table-cell table:style-name="ce2" office:value-type="string">
            <text:p>Li</text:p>
          </table:table-cell>
          <table:table-cell table:style-name="ce3" office:value-type="float" office:value="5.4">
            <text:p>5.4</text:p>
          </table:table-cell>
          <table:table-cell table:style-name="ce3" office:value-type="float" office:value="75.6">
            <text:p>75.6</text:p>
          </table:table-cell>
          <table:table-cell table:style-name="ce5" office:value-type="float" office:value="122.4">
            <text:p>122.4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s2</text:p>
          </table:table-cell>
          <table:table-cell table:style-name="ce2" office:value-type="string">
            <text:p>Be</text:p>
          </table:table-cell>
          <table:table-cell table:style-name="ce3" office:value-type="float" office:value="9.3">
            <text:p>9.3</text:p>
          </table:table-cell>
          <table:table-cell table:style-name="ce3" office:value-type="float" office:value="18.2">
            <text:p>18.2</text:p>
          </table:table-cell>
          <table:table-cell table:style-name="ce5" office:value-type="float" office:value="153.8">
            <text:p>153.8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s2 2p1</text:p>
          </table:table-cell>
          <table:table-cell table:style-name="ce2" office:value-type="string">
            <text:p>B</text:p>
          </table:table-cell>
          <table:table-cell table:style-name="ce3" office:value-type="float" office:value="8.3">
            <text:p>8.3</text:p>
          </table:table-cell>
          <table:table-cell table:style-name="ce3" office:value-type="float" office:value="25.1">
            <text:p>25.1</text:p>
          </table:table-cell>
          <table:table-cell table:style-name="ce5" office:value-type="float" office:value="37.9">
            <text:p>37.9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s2 2p2</text:p>
          </table:table-cell>
          <table:table-cell table:style-name="ce2" office:value-type="string">
            <text:p>C</text:p>
          </table:table-cell>
          <table:table-cell table:style-name="ce3" office:value-type="float" office:value="11.2">
            <text:p>11.2</text:p>
          </table:table-cell>
          <table:table-cell table:style-name="ce3" office:value-type="float" office:value="24.4">
            <text:p>24.4</text:p>
          </table:table-cell>
          <table:table-cell table:style-name="ce5" office:value-type="float" office:value="47.9">
            <text:p>47.9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style-name="ce4"/>
          <table:table-cell table:number-columns-repeated="1019"/>
        </table:table-row>
        <table:table-row table:style-name="ro1">
          <table:table-cell table:number-columns-repeated="2"/>
          <table:table-cell table:formula="of:=[.C3]" office:value-type="string" office:string-value="原子">
            <text:p>原子</text:p>
          </table:table-cell>
          <table:table-cell table:formula="of:=[.D3]" office:value-type="string" office:string-value="I1">
            <text:p>I1</text:p>
          </table:table-cell>
          <table:table-cell table:formula="of:=[.E3]" office:value-type="string" office:string-value="I2">
            <text:p>I2</text:p>
          </table:table-cell>
          <table:table-cell table:formula="of:=[.F3]" office:value-type="string" office:string-value="I3">
            <text:p>I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6]" office:value-type="string" office:string-value="Li">
            <text:p>Li</text:p>
          </table:table-cell>
          <table:table-cell table:formula="of:=[.D6]" office:value-type="float" office:value="5.4">
            <text:p>5.4</text:p>
          </table:table-cell>
          <table:table-cell table:formula="of:=[.E6]" office:value-type="float" office:value="75.6">
            <text:p>75.6</text:p>
          </table:table-cell>
          <table:table-cell table:formula="of:=[.F6]" office:value-type="float" office:value="122.4">
            <text:p>122.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office:annotation office:display="true" draw:style-name="gr2" draw:text-style-name="P2" svg:width="2.899cm" svg:height="1.781cm" svg:x="7.764cm" svg:y="9.904cm" draw:caption-point-x="-1cm" draw:caption-point-y="-2.379cm">
              <dc:creator>ik</dc:creator>
              <dc:date>2022-11-05T00:00:00</dc:date>
              <text:p text:style-name="P2">https://www.geekworker.com/cube-root-in-openoffice/</text:p>
            </office:annotation>
            <text:p>cube root</text:p>
          </table:table-cell>
          <table:table-cell table:formula="of:=[.D$13]^(1/3)" office:value-type="float" office:value="1.75441064292772">
            <text:p>1.7544106429</text:p>
          </table:table-cell>
          <table:table-cell table:formula="of:=[.E$13]^(1/3)" office:value-type="float" office:value="4.22837923923894">
            <text:p>4.2283792392</text:p>
          </table:table-cell>
          <table:table-cell table:formula="of:=[.F$13]^(1/3)" office:value-type="float" office:value="4.96509016122481">
            <text:p>4.965090161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4<text:span text:style-name="T1">th</text:span> root</text:p>
          </table:table-cell>
          <table:table-cell table:formula="of:=[.D$13]^(1/4)" office:value-type="float" office:value="1.52439824446384">
            <text:p>1.5243982445</text:p>
          </table:table-cell>
          <table:table-cell table:formula="of:=[.E$13]^(1/4)" office:value-type="float" office:value="2.94869904325851">
            <text:p>2.9486990433</text:p>
          </table:table-cell>
          <table:table-cell table:formula="of:=[.F$13]^(1/4)" office:value-type="float" office:value="3.32617698698543">
            <text:p>3.326176987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1'.D4:'1'.E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5">2022/11/05</text:date>, <text:time>17:31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11-02T15:02:44.78</meta:creation-date>
    <dc:date>2022-11-05T17:31:05.41</dc:date>
    <dc:creator>iwabuchi ken</dc:creator>
    <meta:editing-duration>PT2H8M47S</meta:editing-duration>
    <meta:editing-cycles>26</meta:editing-cycles>
    <meta:generator>OpenOffice/4.1.3$Win32 OpenOffice.org_project/413m1$Build-9783</meta:generator>
    <meta:document-statistic meta:table-count="1" meta:cell-count="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33cm" svg:y="2.878cm" style:legend-expansion="high" chart:style-name="ch2"/>
        <chart:plot-area chart:style-name="ch3" table:cell-range-address="'1'.C3:'1'.F9" chart:data-source-has-labels="both" svg:x="0.77cm" svg:y="0.855cm" svg:width="12.823cm" svg:height="7.545cm">
          <chartooo:coordinate-region svg:x="1.868cm" svg:y="1.067cm" svg:width="11.591cm" svg:height="6.66cm"/>
          <chart:axis chart:dimension="x" chart:name="primary-x" chart:style-name="ch4" chartooo:axis-type="auto">
            <chartooo:date-scale/>
            <chart:categories table:cell-range-address="'1'.D3:'1'.F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D4:'1'.F4" chart:label-cell-address="'1'.C4:'1'.C4" chart:class="chart:line">
            <chart:data-point chart:repeated="3"/>
          </chart:series>
          <chart:series chart:style-name="ch8" chart:values-cell-range-address="'1'.D5:'1'.F5" chart:label-cell-address="'1'.C5:'1'.C5" chart:class="chart:line">
            <chart:data-point chart:repeated="3"/>
          </chart:series>
          <chart:series chart:style-name="ch9" chart:values-cell-range-address="'1'.D6:'1'.F6" chart:label-cell-address="'1'.C6:'1'.C6" chart:class="chart:line">
            <chart:data-point chart:repeated="3"/>
          </chart:series>
          <chart:series chart:style-name="ch10" chart:values-cell-range-address="'1'.D7:'1'.F7" chart:label-cell-address="'1'.C7:'1'.C7" chart:class="chart:line">
            <chart:data-point chart:repeated="3"/>
          </chart:series>
          <chart:series chart:style-name="ch11" chart:values-cell-range-address="'1'.D8:'1'.F8" chart:label-cell-address="'1'.C8:'1'.C8" chart:class="chart:line">
            <chart:data-point chart:repeated="3"/>
          </chart:series>
          <chart:series chart:style-name="ch12" chart:values-cell-range-address="'1'.D9:'1'.F9" chart:label-cell-address="'1'.C9:'1'.C9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'1'.D3:'1'.F3</svg:desc>
                </draw:g>
              </table:table-cell>
              <table:table-cell office:value-type="string">
                <text:p>I2</text:p>
              </table:table-cell>
              <table:table-cell office:value-type="string">
                <text:p>I3</text:p>
              </table:table-cell>
            </table:table-row>
          </table:table-header-rows>
          <table:table-rows>
            <table:table-row>
              <table:table-cell office:value-type="string">
                <text:p>H</text:p>
                <draw:g>
                  <svg:desc>'1'.C4:'1'.C4</svg:desc>
                </draw:g>
              </table:table-cell>
              <table:table-cell office:value-type="float" office:value="13.6">
                <text:p>13.6</text:p>
                <draw:g>
                  <svg:desc>'1'.D4:'1'.F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</text:p>
                <draw:g>
                  <svg:desc>'1'.C5:'1'.C5</svg:desc>
                </draw:g>
              </table:table-cell>
              <table:table-cell office:value-type="float" office:value="24.6">
                <text:p>24.6</text:p>
                <draw:g>
                  <svg:desc>'1'.D5:'1'.F5</svg:desc>
                </draw:g>
              </table:table-cell>
              <table:table-cell office:value-type="float" office:value="54.4">
                <text:p>5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</text:p>
                <draw:g>
                  <svg:desc>'1'.C6:'1'.C6</svg:desc>
                </draw:g>
              </table:table-cell>
              <table:table-cell office:value-type="float" office:value="5.4">
                <text:p>5.4</text:p>
                <draw:g>
                  <svg:desc>'1'.D6:'1'.F6</svg:desc>
                </draw:g>
              </table:table-cell>
              <table:table-cell office:value-type="float" office:value="75.6">
                <text:p>75.6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Be</text:p>
                <draw:g>
                  <svg:desc>'1'.C7:'1'.C7</svg:desc>
                </draw:g>
              </table:table-cell>
              <table:table-cell office:value-type="float" office:value="9.3">
                <text:p>9.3</text:p>
                <draw:g>
                  <svg:desc>'1'.D7:'1'.F7</svg:desc>
                </draw:g>
              </table:table-cell>
              <table:table-cell office:value-type="float" office:value="18.2">
                <text:p>18.2</text:p>
              </table:table-cell>
              <table:table-cell office:value-type="float" office:value="153.8">
                <text:p>153.8</text:p>
              </table:table-cell>
            </table:table-row>
            <table:table-row>
              <table:table-cell office:value-type="string">
                <text:p>B</text:p>
                <draw:g>
                  <svg:desc>'1'.C8:'1'.C8</svg:desc>
                </draw:g>
              </table:table-cell>
              <table:table-cell office:value-type="float" office:value="8.3">
                <text:p>8.3</text:p>
                <draw:g>
                  <svg:desc>'1'.D8:'1'.F8</svg:desc>
                </draw:g>
              </table:table-cell>
              <table:table-cell office:value-type="float" office:value="25.1">
                <text:p>25.1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C</text:p>
                <draw:g>
                  <svg:desc>'1'.C9:'1'.C9</svg:desc>
                </draw:g>
              </table:table-cell>
              <table:table-cell office:value-type="float" office:value="11.2">
                <text:p>11.2</text:p>
                <draw:g>
                  <svg:desc>'1'.D9:'1'.F9</svg:desc>
                </draw:g>
              </table:table-cell>
              <table:table-cell office:value-type="float" office:value="24.4">
                <text:p>24.4</text:p>
              </table:table-cell>
              <table:table-cell office:value-type="float" office:value="47.9">
                <text:p>47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664cm" style:legend-expansion="high" chart:style-name="ch2"/>
        <chart:plot-area chart:style-name="ch3" table:cell-range-address="'1'.C12:'1'.F15" chart:data-source-has-labels="both" svg:x="0.77cm" svg:y="0.855cm" svg:width="11.817cm" svg:height="7.545cm">
          <chartooo:coordinate-region svg:x="1.391cm" svg:y="1.067cm" svg:width="11.062cm" svg:height="6.66cm"/>
          <chart:axis chart:dimension="x" chart:name="primary-x" chart:style-name="ch4" chartooo:axis-type="auto">
            <chartooo:date-scale/>
            <chart:categories table:cell-range-address="'1'.D12:'1'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D13:'1'.F13" chart:label-cell-address="'1'.C13:'1'.C13" chart:class="chart:line">
            <chart:data-point chart:repeated="3"/>
          </chart:series>
          <chart:series chart:style-name="ch8" chart:values-cell-range-address="'1'.D14:'1'.F14" chart:label-cell-address="'1'.C14:'1'.C14" chart:class="chart:line">
            <chart:data-point chart:repeated="3"/>
          </chart:series>
          <chart:series chart:style-name="ch9" chart:values-cell-range-address="'1'.D15:'1'.F15" chart:label-cell-address="'1'.C15:'1'.C1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'1'.D12:'1'.F12</svg:desc>
                </draw:g>
              </table:table-cell>
              <table:table-cell office:value-type="string">
                <text:p>I2</text:p>
              </table:table-cell>
              <table:table-cell office:value-type="string">
                <text:p>I3</text:p>
              </table:table-cell>
            </table:table-row>
          </table:table-header-rows>
          <table:table-rows>
            <table:table-row>
              <table:table-cell office:value-type="string">
                <text:p>Li</text:p>
                <draw:g>
                  <svg:desc>'1'.C13:'1'.C13</svg:desc>
                </draw:g>
              </table:table-cell>
              <table:table-cell office:value-type="float" office:value="5.4">
                <text:p>5.4</text:p>
                <draw:g>
                  <svg:desc>'1'.D13:'1'.F13</svg:desc>
                </draw:g>
              </table:table-cell>
              <table:table-cell office:value-type="float" office:value="75.6">
                <text:p>75.6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cube root</text:p>
                <draw:g>
                  <svg:desc>'1'.C14:'1'.C14</svg:desc>
                </draw:g>
              </table:table-cell>
              <table:table-cell office:value-type="float" office:value="1.75441064292772">
                <text:p>1.75441064292772</text:p>
                <draw:g>
                  <svg:desc>'1'.D14:'1'.F14</svg:desc>
                </draw:g>
              </table:table-cell>
              <table:table-cell office:value-type="float" office:value="4.22837923923894">
                <text:p>4.22837923923894</text:p>
              </table:table-cell>
              <table:table-cell office:value-type="float" office:value="4.96509016122481">
                <text:p>4.96509016122481</text:p>
              </table:table-cell>
            </table:table-row>
            <table:table-row>
              <table:table-cell office:value-type="string">
                <text:p>4th root</text:p>
                <draw:g>
                  <svg:desc>'1'.C15:'1'.C15</svg:desc>
                </draw:g>
              </table:table-cell>
              <table:table-cell office:value-type="float" office:value="1.52439824446384">
                <text:p>1.52439824446384</text:p>
                <draw:g>
                  <svg:desc>'1'.D15:'1'.F15</svg:desc>
                </draw:g>
              </table:table-cell>
              <table:table-cell office:value-type="float" office:value="2.94869904325851">
                <text:p>2.94869904325851</text:p>
              </table:table-cell>
              <table:table-cell office:value-type="float" office:value="3.32617698698543">
                <text:p>3.326176986985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